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dbb63" officeooo:paragraph-rsid="001dbb63"/>
    </style:style>
    <style:style style:name="P2" style:family="paragraph">
      <style:paragraph-properties fo:text-align="start"/>
    </style:style>
    <style:style style:name="P3" style:family="paragraph" style:parent-style-name="Standard">
      <style:text-properties officeooo:rsid="001fa5ff" officeooo:paragraph-rsid="001fa5ff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#00a933" loext:decorative="fals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fixed-text form:name="Label Field 2" form:control-implementation="ooo:com.sun.star.form.component.FixedText" xml:id="control2" form:id="control2" form:label="Green Label Field"/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el with no border: <text:s text:c="2"/><draw:control text:anchor-type="as-char" draw:z-index="0" draw:name="Control 1" draw:style-name="gr1" draw:text-style-name="P2" svg:width="1.7504in" svg:height="0.4795in" draw:control="control1"/></text:p>
      <text:p text:style-name="P1"/>
      <text:p text:style-name="P3">Label with no (green) border: <text:s text:c="2"/><draw:control text:anchor-type="as-char" draw:z-index="1" draw:name="Control 2" draw:style-name="gr2" draw:text-style-name="P2" svg:width="1.5524in" svg:height="0.3543in" draw:control="control2"/></text:p>
      <text:p text:style-name="P3"/>
      <text:p text:style-name="P3">Text field with 3d border: <text:s/><draw:control text:anchor-type="as-char" draw:z-index="2" draw:name="Control 3" draw:style-name="gr3" draw:text-style-name="P4" svg:width="1.6461in" svg:height="0.365in" draw:control="control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09:43:03.387494852</meta:creation-date>
    <dc:date>2025-07-10T10:56:13.605690163</dc:date>
    <meta:editing-duration>PT7M53S</meta:editing-duration>
    <meta:editing-cycles>3</meta:editing-cycles>
    <meta:generator>LibreOfficeDev/26.2.0.0.alpha0$Linux_X86_64 LibreOffice_project/85675bcd89e6e5d0b0b2fc18c4f415a5c961dce7</meta:generator>
    <meta:document-statistic meta:table-count="0" meta:image-count="0" meta:object-count="0" meta:page-count="1" meta:paragraph-count="3" meta:word-count="14" meta:character-count="84" meta:non-whitespace-character-count="65"/>
  </office:meta>
</office:document-meta>
</file>